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32A4B2F.png" manifest:media-type="image/png"/>
  <manifest:file-entry manifest:full-path="Pictures/100002010000020000000200B35D51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102cm" svg:stroke-color="#0000cc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102cm" svg:stroke-color="#ff3333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302cm" svg:height="3.302cm" svg:x="4.826cm" svg:y="5.134cm">
          <draw:image xlink:href="Pictures/100002010000020000000200B35D5110.png" xlink:type="simple" xlink:show="embed" xlink:actuate="onLoad">
            <text:p/>
          </draw:image>
        </draw:frame>
        <draw:frame draw:style-name="gr1" draw:text-style-name="P1" draw:layer="layout" svg:width="2.362cm" svg:height="2.362cm" svg:x="20.196cm" svg:y="5.388cm">
          <draw:image xlink:href="Pictures/100002010000008000000080932A4B2F.png" xlink:type="simple" xlink:show="embed" xlink:actuate="onLoad">
            <text:p/>
          </draw:image>
        </draw:frame>
        <draw:line draw:style-name="gr2" draw:text-style-name="P1" draw:layer="layout" svg:x1="8.235cm" svg:y1="6.658cm" svg:x2="19.919cm" svg:y2="6.658cm">
          <text:p/>
        </draw:line>
        <draw:line draw:style-name="gr3" draw:text-style-name="P1" draw:layer="layout" svg:x1="8.235cm" svg:y1="6.15cm" svg:x2="19.919cm" svg:y2="6.15cm">
          <text:p/>
        </draw:line>
        <draw:line draw:style-name="gr2" draw:text-style-name="P1" draw:layer="layout" svg:x1="8.235cm" svg:y1="7.058cm" svg:x2="19.919cm" svg:y2="7.058cm">
          <text:p/>
        </draw:line>
        <draw:frame draw:style-name="gr4" draw:layer="layout" svg:width="7.414cm" svg:height="0.962cm" svg:x="12.553cm" svg:y="4.58cm">
          <draw:text-box>
            <text:p>Challenge channel: 1 bit</text:p>
          </draw:text-box>
        </draw:frame>
        <draw:line draw:style-name="gr5" draw:text-style-name="P1" draw:layer="layout" svg:x1="12.558cm" svg:y1="7.928cm" svg:x2="11.796cm" svg:y2="6.658cm">
          <text:p/>
        </draw:line>
        <draw:line draw:style-name="gr5" draw:text-style-name="P1" draw:layer="layout" svg:x1="12.708cm" svg:y1="5.388cm" svg:x2="11.846cm" svg:y2="6.15cm">
          <text:p/>
        </draw:line>
        <draw:line draw:style-name="gr5" draw:text-style-name="P1" draw:layer="layout" svg:x1="11.747cm" svg:y1="8.69cm" svg:x2="10.542cm" svg:y2="7.058cm">
          <text:p/>
        </draw:line>
        <draw:frame draw:style-name="gr4" draw:layer="layout" svg:width="8.43cm" svg:height="0.962cm" svg:x="12.553cm" svg:y="7.528cm">
          <draw:text-box>
            <text:p>Response channel 1: 1 bit</text:p>
          </draw:text-box>
        </draw:frame>
        <draw:frame draw:style-name="gr6" draw:layer="layout" svg:width="7.922cm" svg:height="0.97cm" svg:x="11.653cm" svg:y="8.328cm">
          <draw:text-box>
            <text:p>Response channel 2: 1 bit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7T16:15:37.325136509</meta:creation-date>
    <dc:date>2015-02-07T16:16:57.680001781</dc:date>
    <meta:editing-duration>P0D</meta:editing-duration>
    <meta:editing-cycles>1</meta:editing-cycles>
    <meta:document-statistic meta:object-count="34"/>
    <meta:generator>LibreOffice/4.2.7.2$Linux_X86_64 LibreOffice_project/420m0$Build-2</meta:generator>
  </office:meta>
</office:document-meta>
</file>